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>
      <style:paragraph-properties fo:text-align="justify" style:justify-single-word="false"/>
      <style:text-properties fo:language="en" fo:country="GB"/>
    </style:style>
    <style:style style:name="P10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en" fo:country="GB"/>
    </style:style>
    <style:style style:name="P11" style:family="paragraph" style:parent-style-name="Standard">
      <style:paragraph-properties fo:text-align="justify" style:justify-single-word="false"/>
      <style:text-properties fo:language="fr" fo:country="BE"/>
    </style:style>
    <style:style style:name="P12" style:family="paragraph" style:parent-style-name="Standard">
      <style:paragraph-properties fo:text-align="justify" style:justify-single-word="false"/>
      <style:text-properties fo:language="en" fo:country="US"/>
    </style:style>
    <style:style style:name="P13" style:family="paragraph" style:parent-style-name="Standard">
      <style:paragraph-properties fo:text-align="justify" style:justify-single-word="false"/>
      <style:text-properties fo:language="de" fo:country="DE"/>
    </style:style>
    <style:style style:name="P14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de" fo:country="DE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6" style:family="paragraph" style:parent-style-name="Standard">
      <loext:graphic-properties draw:fill="solid" draw:fill-color="#00ffff"/>
      <style:paragraph-properties fo:text-align="center" style:justify-single-word="false" fo:background-color="#00ffff" fo:padding-left="0.141cm" fo:padding-right="0.141cm" fo:padding-top="0.035cm" fo:padding-bottom="0.035cm" fo:border="0.51pt solid #00000a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9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20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2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GB"/>
    </style:style>
    <style:style style:name="P22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3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US"/>
    </style:style>
    <style:style style:name="P24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fr" fo:country="BE"/>
    </style:style>
    <style:style style:name="T9" style:family="text">
      <style:text-properties fo:language="en" fo:country="US"/>
    </style:style>
    <style:style style:name="T10" style:family="text">
      <style:text-properties fo:language="de" fo:country="DE"/>
    </style:style>
    <style:style style:name="T11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2" style:family="text">
      <style:text-properties fo:color="#ff66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453---SYSTEME D'EXPLOITATION - e-learning - Séquence 7</text:span><text:bookmark text:name="_GoBack"/></text:p>
      <text:p text:style-name="P2"><text:span text:style-name="T1">Accès au système de fichiers – 1</text:span></text:p>
      <text:p text:style-name="P5"/>
      <text:p text:style-name="P15"><text:span text:style-name="T2">Légende</text:span><text:span text:style-name="T3"> :</text:span></text:p>
      <text:p text:style-name="P17"/>
      <text:p text:style-name="P18">Explications sur fond blanc</text:p>
      <text:p text:style-name="P19">Exercice à accomplir sur fond rouge clair</text:p>
      <text:p text:style-name="P20">Une ou plusieurs solutions possibles pour accomplir l’exercice sur fond vert clair</text:p>
      <text:p text:style-name="P6"/>
      <text:p text:style-name="P6"/>
      <text:p text:style-name="P6"/>
      <text:p text:style-name="P6">Dans un système Linux, tous les répertoires et tous les fichiers prennent place logiquement dans une arborescence unique qui débute à la « racine » (« root »), notée : « / ».</text:p>
      <text:p text:style-name="P6"/>
      <text:p text:style-name="P6">La commande « man hier » affiche la description de la hiérarchie de ce système de fichiers.</text:p>
      <text:p text:style-name="P6"/>
      <text:p text:style-name="P6">Le <text:span text:style-name="T4">chemin absolu</text:span> d’un fichier est sa localisation logique dans l’arborescence, exprimée à partir de la racine. Il débute toujours par « / ». Par exemple : /var/log/messages</text:p>
      <text:p text:style-name="P6"/>
      <text:p text:style-name="P6">Un <text:span text:style-name="T4">chemin relatif</text:span> de fichier est sa localisation logique dans l’arborescence, exprimée par rapport au répertoire de travail courant. Par exemple : log/messages, si le répertoire de travail courant est : /var</text:p>
      <text:p text:style-name="P6"/>
      <text:p text:style-name="P6">Dans l’énoncé d’un chemin, « . » représente le répertoire de travail courant et « .. » représente le répertoire parent (du niveau supérieur dans l’arborescence).</text:p>
      <text:p text:style-name="P6"/>
      <text:p text:style-name="P6">« ~ » représente toujours le répertoire de connexion de l’utilisateur courant.</text:p>
      <text:p text:style-name="P6"/>
      <text:p text:style-name="P6">Tout « fichier » (au sens large) possède les caractéristiques suivantes :</text:p>
      <text:p text:style-name="P6"/>
      <text:p text:style-name="P6">Champ 1 : Type</text:p>
      <text:p text:style-name="P6"/>
      <text:p text:style-name="P6"><text:tab/><text:tab/><text:tab/>Fichier ordinaire (-)</text:p>
      <text:p text:style-name="P6"><text:tab/><text:tab/><text:tab/>Répertoire (d)</text:p>
      <text:p text:style-name="P6"><text:tab/><text:tab/><text:tab/>Fichier spécial de périphérique (b – bloc ; c – caractère)</text:p>
      <text:p text:style-name="P6"><text:tab/><text:tab/><text:tab/>Lien symbolique (l)</text:p>
      <text:p text:style-name="P6"><text:tab/><text:tab/><text:tab/>Fichier IPC, pipe et socket (p ; s)</text:p>
      <text:p text:style-name="P6"/>
      <text:p text:style-name="P6">Champ 2 : Droits (Permissions)</text:p>
      <text:p text:style-name="P6">Champ 3 : Nombre de liens</text:p>
      <text:p text:style-name="P6">Champ 4 : Propriétaire</text:p>
      <text:p text:style-name="P6">Champ 5 : Groupe</text:p>
      <text:p text:style-name="P6">Champ 6 : Taille</text:p>
      <text:p text:style-name="P6">Champ 7 : Date et heure de dernière modification</text:p>
      <text:p text:style-name="P6">Champ 8 : Nom et extension</text:p>
      <text:p text:style-name="P6"/>
      <text:p text:style-name="P6"/>
      <text:p text:style-name="P6"/>
      <text:p text:style-name="P6"><text:soft-page-break/>« | » symbolise un « pipe », c’est-à-dire un « tube de communication » entre deux processus.</text:p>
      <text:p text:style-name="P6"/>
      <text:p text:style-name="P6"/>
      <text:p text:style-name="P6"/>
      <text:p text:style-name="P6">Syntaxe du shell : les « jokers » (caractères de remplacement) :</text:p>
      <text:p text:style-name="P6"/>
      <text:p text:style-name="P6">Le caractère « ? » représente un caractère quelconque.</text:p>
      <text:p text:style-name="P6">Le caractère « * » représente une chaîne quelconque de caractères, même vide.</text:p>
      <text:p text:style-name="P6">[abc] représente a, b ou c.</text:p>
      <text:p text:style-name="P6">[!abc] représente un caractère différent de a, b, c.</text:p>
      <text:p text:style-name="P6">[a-e] représente un caractère de a à e.</text:p>
      <text:p text:style-name="P6">[!a-e] représente un caractère différent des caractères de a à e.</text:p>
      <text:p text:style-name="P6"/>
      <text:p text:style-name="P6"/>
      <text:p text:style-name="P6"/>
      <text:p text:style-name="P1"><text:span text:style-name="T5">Quelques commandes</text:span><text:span text:style-name="T6"> :</text:span></text:p>
      <text:p text:style-name="P6"/>
      <text:p text:style-name="P6"/>
      <text:p text:style-name="P6"/>
      <text:p text:style-name="P18">HIER(7)</text:p>
      <text:p text:style-name="P18"/>
      <text:p text:style-name="P18">NOM</text:p>
      <text:p text:style-name="P18"><text:s text:c="7"/>hier - Description de la hiérarchie du système de fichiers</text:p>
      <text:p text:style-name="P6"/>
      <text:p text:style-name="P6"/>
      <text:p text:style-name="P6"/>
      <text:p text:style-name="P18"><text:span text:style-name="T7">CD(1)</text:span></text:p>
      <text:p text:style-name="P21"/>
      <text:p text:style-name="P18"><text:span text:style-name="T7">NAME</text:span></text:p>
      <text:p text:style-name="P18"><text:span text:style-name="T7"><text:s text:c="7"/>cd - Change the shell working directory</text:span></text:p>
      <text:p text:style-name="P9"/>
      <text:p text:style-name="P9"/>
      <text:p text:style-name="P9"/>
      <text:p text:style-name="P18"><text:span text:style-name="T8">LS(1)</text:span></text:p>
      <text:p text:style-name="P22"/>
      <text:p text:style-name="P18">NOM</text:p>
      <text:p text:style-name="P18"><text:s text:c="7"/>ls - Afficher le contenu de répertoires</text:p>
      <text:p text:style-name="P18"/>
      <text:p text:style-name="P18">SYNOPSIS</text:p>
      <text:p text:style-name="P18"><text:s text:c="7"/>ls [OPTION]... [FICHIER]...</text:p>
      <text:p text:style-name="P18"/>
      <text:p text:style-name="P18">DESCRIPTION</text:p>
      <text:p text:style-name="P18"><text:s text:c="7"/>Afficher les informations des FICHIERs (du répertoire courant par défaut).</text:p>
      <text:p text:style-name="P18"><text:s text:c="7"/>Les entrées sont triées alphabétiquement si aucune des options</text:p>
      <text:p text:style-name="P18"><text:s text:c="7"/>-cftuvSUX ou --sort n'est indiquée.</text:p>
      <text:p text:style-name="P6"/>
      <text:p text:style-name="P6"/>
      <text:p text:style-name="P6"/>
      <text:p text:style-name="P18">MORE(1)</text:p>
      <text:p text:style-name="P18"><text:soft-page-break/></text:p>
      <text:p text:style-name="P18">NOM</text:p>
      <text:p text:style-name="P18"><text:s text:c="7"/>More - Filtre lecteur de fichier</text:p>
      <text:p text:style-name="P18"/>
      <text:p text:style-name="P18">SYNOPSIS</text:p>
      <text:p text:style-name="P18"><text:s text:c="7"/>more [-dlfpcsu] [-num] [+/motif] [+numligne] [fichier ...]</text:p>
      <text:p text:style-name="P18"/>
      <text:p text:style-name="P18">DESCRIPTION</text:p>
      <text:p text:style-name="P18"><text:s text:c="7"/>more est un filtre permettant de se déplacer dans un texte, écran par écran.</text:p>
      <text:p text:style-name="P18"><text:s text:c="7"/>Cette version est particulièrement primitive. less(1) constitue une excellente émulation</text:p>
      <text:p text:style-name="P18"><text:s text:c="7"/>de more(1) avec en plus de nombreuses améliorations.</text:p>
      <text:p text:style-name="P6"/>
      <text:p text:style-name="P6"/>
      <text:p text:style-name="P6"/>
      <text:p text:style-name="P18">CAT(1)</text:p>
      <text:p text:style-name="P18"/>
      <text:p text:style-name="P18">NOM</text:p>
      <text:p text:style-name="P18"><text:s text:c="7"/>cat - Concaténer des fichiers et les afficher sur la sortie standard</text:p>
      <text:p text:style-name="P18"/>
      <text:p text:style-name="P18">SYNOPSIS</text:p>
      <text:p text:style-name="P18"><text:s text:c="7"/>cat [OPTION]... [FICHIER]...</text:p>
      <text:p text:style-name="P18"/>
      <text:p text:style-name="P18">DESCRIPTION</text:p>
      <text:p text:style-name="P18"><text:s text:c="7"/>Concaténer le(s) FICHIER(s) ou l'entrée standard, et les afficher sur la sortie standard.</text:p>
      <text:p text:style-name="P6"/>
      <text:p text:style-name="P6"/>
      <text:p text:style-name="P6"/>
      <text:p text:style-name="P18"><text:span text:style-name="T9">LESS(1)</text:span></text:p>
      <text:p text:style-name="P23"/>
      <text:p text:style-name="P18"><text:span text:style-name="T9">NAME</text:span></text:p>
      <text:p text:style-name="P18"><text:span text:style-name="T7"><text:s text:c="7"/>less - opposite of more</text:span></text:p>
      <text:p text:style-name="P21"/>
      <text:p text:style-name="P18"><text:span text:style-name="T7">SYNOPSIS</text:span></text:p>
      <text:p text:style-name="P18"><text:span text:style-name="T7"><text:s text:c="7"/>less -?</text:span></text:p>
      <text:p text:style-name="P18"><text:span text:style-name="T7"><text:s text:c="7"/>less --help</text:span></text:p>
      <text:p text:style-name="P18"><text:span text:style-name="T7"><text:s text:c="7"/>less -V</text:span></text:p>
      <text:p text:style-name="P18"><text:span text:style-name="T7"><text:s text:c="7"/>less --version</text:span></text:p>
      <text:p text:style-name="P18"><text:span text:style-name="T7"><text:s text:c="7"/>less [-[+]aABcCdeEfFgGiIJKLmMnNqQrRsSuUVwWX~]</text:span></text:p>
      <text:p text:style-name="P18"><text:span text:style-name="T7"><text:s text:c="14"/>[-b space] [-h lines] [-j line] [-k keyfile]</text:span></text:p>
      <text:p text:style-name="P18"><text:span text:style-name="T10"><text:s text:c="14"/>[-{oO} logfile] [-p pattern] [-P prompt] [-t tag]</text:span></text:p>
      <text:p text:style-name="P18"><text:span text:style-name="T10"><text:s text:c="14"/>[-T tagsfile] [-x tab,...] </text:span><text:span text:style-name="T7">[-y lines] [-[z] lines]</text:span></text:p>
      <text:p text:style-name="P18"><text:span text:style-name="T7"><text:s text:c="14"/>[-# shift] [+[+]cmd] [--] [filename]...</text:span></text:p>
      <text:p text:style-name="P18"><text:span text:style-name="T7"><text:s text:c="7"/>(See the OPTIONS section for alternate option syntax with long option names.)</text:span></text:p>
      <text:p text:style-name="P21"/>
      <text:p text:style-name="P18"><text:span text:style-name="T7">DESCRIPTION</text:span></text:p>
      <text:p text:style-name="P18"><text:span text:style-name="T7"><text:s text:c="7"/>less is a program similar to more (1), but it has many more features.</text:span></text:p>
      <text:p text:style-name="P12"/>
      <text:p text:style-name="P12"/>
      <text:p text:style-name="P12"/>
      <text:p text:style-name="P1"><text:span text:style-name="T5">Un fichier</text:span><text:span text:style-name="T6"> :</text:span></text:p>
      <text:p text:style-name="P6"><text:soft-page-break/></text:p>
      <text:p text:style-name="P6"/>
      <text:p text:style-name="P6"/>
      <text:p text:style-name="P6">« /etc/services » : fichier qui contient la liste générale des services réseau TCP/IP avec leur numéro de port et le protocole de transport associé</text:p>
      <text:p text:style-name="P6"/>
      <text:p text:style-name="P6"/>
      <text:p text:style-name="P6"/>
      <text:p text:style-name="P3"><text:span text:style-name="T11">LABORATOIRE – Accès au système de fichiers – 1</text:span></text:p>
      <text:p text:style-name="P6"/>
      <text:p text:style-name="P16"><text:span text:style-name="T6">Les exercices des séquences 7 à 11 s’enchaînent.</text:span></text:p>
      <text:p text:style-name="P16"><text:span text:style-name="T6">Il faut donc les accomplir dans l’ordre prévu.</text:span></text:p>
      <text:p text:style-name="P6"/>
      <text:p text:style-name="P4"><text:span text:style-name="T12">Dans la distribution Debian GNU/Linux :</text:span></text:p>
      <text:p text:style-name="P6"/>
      <text:p text:style-name="P6"/>
      <text:p text:style-name="P6"/>
      <text:p text:style-name="P6">Dans la suite, le nom de l’utilisateur ordinaire sera représenté par le mot « user ».</text:p>
      <text:p text:style-name="P6"/>
      <text:p text:style-name="P6"/>
      <text:p text:style-name="P6"/>
      <text:p text:style-name="P7">Connectez-vous dans un terminal</text:p>
      <text:p text:style-name="P6"/>
      <text:p text:style-name="P6"/>
      <text:p text:style-name="P6"/>
      <text:p text:style-name="P7">Affichez la description de l’arborescence du système de fichiers</text:p>
      <text:p text:style-name="P6"/>
      <text:p text:style-name="P8">man hier</text:p>
      <text:p text:style-name="P6"/>
      <text:p text:style-name="P6"/>
      <text:p text:style-name="P6"/>
      <text:p text:style-name="P6">Un chemin absolu ou complet commence par « / », c’est-à-dire par la racine.</text:p>
      <text:p text:style-name="P6">Un chemin relatif commence par le répertoire ou le fichier adéquat, dans le répertoire de travail courant.</text:p>
      <text:p text:style-name="P6"/>
      <text:p text:style-name="P7">Faites en sorte que le working directory devienne « /usr/bin » (emploi du chemin absolu)</text:p>
      <text:p text:style-name="P6"/>
      <text:p text:style-name="P8">cd /usr/bin</text:p>
      <text:p text:style-name="P6"/>
      <text:p text:style-name="P6"/>
      <text:p text:style-name="P6"/>
      <text:p text:style-name="P7">Changez de working directory de façon à remonter à la racine de l’arborescence</text:p>
      <text:p text:style-name="P6"/>
      <text:p text:style-name="P8">cd /</text:p>
      <text:p text:style-name="P6"/>
      <text:p text:style-name="P6"/>
      <text:p text:style-name="P6"/>
      <text:p text:style-name="P7">Faites en sorte que le working directory devienne « /usr/bin » (emploi du chemin relatif)</text:p>
      <text:p text:style-name="P6"/>
      <text:p text:style-name="P8">cd usr/bin</text:p>
      <text:p text:style-name="P6"><text:soft-page-break/></text:p>
      <text:p text:style-name="P6"/>
      <text:p text:style-name="P6"/>
      <text:p text:style-name="P7">Changez de working directory de façon à remonter d’un niveau dans l’arborescence</text:p>
      <text:p text:style-name="P6"/>
      <text:p text:style-name="P8">cd ..</text:p>
      <text:p text:style-name="P6"/>
      <text:p text:style-name="P6"/>
      <text:p text:style-name="P6"/>
      <text:p text:style-name="P7">Faites en sorte que le working directory devienne « /usr/bin » (emploi du chemin relatif)</text:p>
      <text:p text:style-name="P6"/>
      <text:p text:style-name="P8">cd bin</text:p>
      <text:p text:style-name="P6"/>
      <text:p text:style-name="P6"/>
      <text:p text:style-name="P6"/>
      <text:p text:style-name="P7">Faites en sorte que le working directory devienne « /var/log » (emploi du chemin relatif)</text:p>
      <text:p text:style-name="P6"/>
      <text:p text:style-name="P8">cd ../../var/log</text:p>
      <text:p text:style-name="P6"/>
      <text:p text:style-name="P6"/>
      <text:p text:style-name="P6"/>
      <text:p text:style-name="P7">Faites en sorte que le working directory devienne « /var/lib » (emploi du chemin relatif)</text:p>
      <text:p text:style-name="P6"/>
      <text:p text:style-name="P8">cd ../lib</text:p>
      <text:p text:style-name="P6"/>
      <text:p text:style-name="P6"/>
      <text:p text:style-name="P6"/>
      <text:p text:style-name="P7">Faites en sorte que le working directory devienne « /bin » (emploi du chemin absolu)</text:p>
      <text:p text:style-name="P6"/>
      <text:p text:style-name="P8">cd /bin</text:p>
      <text:p text:style-name="P6"/>
      <text:p text:style-name="P6"/>
      <text:p text:style-name="P6"/>
      <text:p text:style-name="P7">Affichez le manuel de la commande ls</text:p>
      <text:p text:style-name="P6"/>
      <text:p text:style-name="P8">man ls</text:p>
      <text:p text:style-name="P6"/>
      <text:p text:style-name="P6"/>
      <text:p text:style-name="P6"/>
      <text:p text:style-name="P7">Affichez le contenu du working directory</text:p>
      <text:p text:style-name="P6"/>
      <text:p text:style-name="P8">ls</text:p>
      <text:p text:style-name="P6"/>
      <text:p text:style-name="P6"/>
      <text:p text:style-name="P6"/>
      <text:p text:style-name="P7">Affichez le contenu du working directory, en utilisant un format d’affichage long</text:p>
      <text:p text:style-name="P6"/>
      <text:p text:style-name="P8">ls -l</text:p>
      <text:p text:style-name="P6"/>
      <text:p text:style-name="P6">Champ 1 : Type</text:p>
      <text:p text:style-name="P6"><text:soft-page-break/></text:p>
      <text:p text:style-name="P6"><text:tab/><text:tab/><text:tab/>Fichier ordinaire (-)</text:p>
      <text:p text:style-name="P6"><text:tab/><text:tab/><text:tab/>Répertoire (d)</text:p>
      <text:p text:style-name="P6"><text:tab/><text:tab/><text:tab/>Fichier spécial de périphérique (b – bloc ; c – caractère)</text:p>
      <text:p text:style-name="P6"><text:tab/><text:tab/><text:tab/>Lien symbolique (l)</text:p>
      <text:p text:style-name="P6"><text:tab/><text:tab/><text:tab/>Fichier IPC, pipe et socket (p ; s)</text:p>
      <text:p text:style-name="P6"/>
      <text:p text:style-name="P6">Champ 2 : Droits (Permissions)</text:p>
      <text:p text:style-name="P6">Champ 3 : Nombre de liens</text:p>
      <text:p text:style-name="P6">Champ 4 : Propriétaire</text:p>
      <text:p text:style-name="P6">Champ 5 : Groupe</text:p>
      <text:p text:style-name="P6">Champ 6 : Taille</text:p>
      <text:p text:style-name="P6">Champ 7 : Date et heure de dernière modification</text:p>
      <text:p text:style-name="P6">Champ 8 : Nom et extension</text:p>
      <text:p text:style-name="P6"/>
      <text:p text:style-name="P6"/>
      <text:p text:style-name="P6"/>
      <text:p text:style-name="P7">Affichez le manuel des commandes more, cat et less</text:p>
      <text:p text:style-name="P6"/>
      <text:p text:style-name="P8"><text:span text:style-name="T7">man more</text:span></text:p>
      <text:p text:style-name="P10"/>
      <text:p text:style-name="P8"><text:span text:style-name="T7">man cat</text:span></text:p>
      <text:p text:style-name="P10"/>
      <text:p text:style-name="P8"><text:span text:style-name="T9">man less</text:span></text:p>
      <text:p text:style-name="P12"/>
      <text:p text:style-name="P12"/>
      <text:p text:style-name="P12"/>
      <text:p text:style-name="P6">« | » symbolise un « pipe », c’est-à-dire un « tube de communication » entre deux processus.</text:p>
      <text:p text:style-name="P6"/>
      <text:p text:style-name="P7">Affichez le contenu du working directory, en utilisant un format d’affichage long et en filtrant</text:p>
      <text:p text:style-name="P6"/>
      <text:p text:style-name="P8">ls -l | more</text:p>
      <text:p text:style-name="P6"/>
      <text:p text:style-name="P6"/>
      <text:p text:style-name="P6"/>
      <text:p text:style-name="P6">Syntaxe du shell : les « jokers » (caractères de remplacement) :</text:p>
      <text:p text:style-name="P6"/>
      <text:p text:style-name="P6">Le caractère « ? » représente un caractère quelconque.</text:p>
      <text:p text:style-name="P6">Le caractère « * » représente une chaîne quelconque de caractères, même vide.</text:p>
      <text:p text:style-name="P6">[abc] représente a, b ou c.</text:p>
      <text:p text:style-name="P6">[!abc] représente un caractère différent de a, b, c.</text:p>
      <text:p text:style-name="P6">[a-e] représente un caractère de a à e.</text:p>
      <text:p text:style-name="P6">[!a-e] représente un caractère différent des caractères de a à e.</text:p>
      <text:p text:style-name="P6"/>
      <text:p text:style-name="P7">Affichez, en utilisant un format d’affichage long, les fichiers dans le répertoire /usr/bin dont le nom commence par un caractère quelconque suivi de la chaîne de caractères « sh », puis par deux caractères quelconques suivis du caractère « h »</text:p>
      <text:p text:style-name="P6"/>
      <text:p text:style-name="P8"><text:span text:style-name="T10">ls -l /usr/bin/?sh</text:span></text:p>
      <text:p text:style-name="P14"/>
      <text:p text:style-name="P8"><text:soft-page-break/><text:span text:style-name="T10">ls -l /usr/bin/??h</text:span></text:p>
      <text:p text:style-name="P13"/>
      <text:p text:style-name="P13"/>
      <text:p text:style-name="P13"/>
      <text:p text:style-name="P7">Affichez les fichiers dans le working directory dont le nom est formé de cinq caractères, en utilisant un format d’affichage long</text:p>
      <text:p text:style-name="P6"/>
      <text:p text:style-name="P8">ls -l ?????</text:p>
      <text:p text:style-name="P6"/>
      <text:p text:style-name="P6"/>
      <text:p text:style-name="P6"/>
      <text:p text:style-name="P7">Affichez les fichiers dans le working directory commençant par la lettre « c », en utilisant un format d’affichage long</text:p>
      <text:p text:style-name="P6"/>
      <text:p text:style-name="P8">ls -l c*</text:p>
      <text:p text:style-name="P6"/>
      <text:p text:style-name="P6"/>
      <text:p text:style-name="P6"/>
      <text:p text:style-name="P7">Affichez les fichiers dans le working directory finissant par « h » et dont le nom est formé de trois caractères, en utilisant un format d’affichage long</text:p>
      <text:p text:style-name="P6"/>
      <text:p text:style-name="P8">ls -l ??h</text:p>
      <text:p text:style-name="P6"/>
      <text:p text:style-name="P6"/>
      <text:p text:style-name="P6"/>
      <text:p text:style-name="P7">Affichez les fichiers dans le working directory commençant par la lettre « a » ou « d », en utilisant un format d’affichage long</text:p>
      <text:p text:style-name="P6"/>
      <text:p text:style-name="P8"><text:span text:style-name="T8">ls -l [ad]*</text:span></text:p>
      <text:p text:style-name="P11"/>
      <text:p text:style-name="P11"/>
      <text:p text:style-name="P11"/>
      <text:p text:style-name="P7">Affichez les fichiers dans le working directory commençant par un caractère différent de « a » et « c », en utilisant un format d’affichage long</text:p>
      <text:p text:style-name="P6"/>
      <text:p text:style-name="P8">ls -l [!ac]*</text:p>
      <text:p text:style-name="P6"/>
      <text:p text:style-name="P6"/>
      <text:p text:style-name="P6"/>
      <text:p text:style-name="P7">Affichez les fichiers dans le working directory commençant par un caractère de « k » à « p », en utilisant un format d’affichage long</text:p>
      <text:p text:style-name="P6"/>
      <text:p text:style-name="P8">ls -l [k-p]*</text:p>
      <text:p text:style-name="P6"/>
      <text:p text:style-name="P6"/>
      <text:p text:style-name="P6"/>
      <text:p text:style-name="P7">Affichez les fichiers dans le working directory commençant par un caractère différent des caractères de « c » à « v », en utilisant un format d’affichage long</text:p>
      <text:p text:style-name="P6"/>
      <text:p text:style-name="P8">ls -l [!c-v]*</text:p>
      <text:p text:style-name="P6"><text:soft-page-break/></text:p>
      <text:p text:style-name="P6"/>
      <text:p text:style-name="P6"/>
      <text:p text:style-name="P6">« ~ » représente le répertoire de connexion de l’utilisateur courant.</text:p>
      <text:p text:style-name="P6"/>
      <text:p text:style-name="P7">Affichez le contenu du répertoire /home/user, en utilisant un format d’affichage long</text:p>
      <text:p text:style-name="P6"/>
      <text:p text:style-name="P8"><text:span text:style-name="T7">ls -l /home/user</text:span></text:p>
      <text:p text:style-name="P9"/>
      <text:p text:style-name="P8"><text:span text:style-name="T9">ls -l ~</text:span></text:p>
      <text:p text:style-name="P12"/>
      <text:p text:style-name="P12"/>
      <text:p text:style-name="P12"/>
      <text:p text:style-name="P7">Affichez le contenu du répertoire /home/user, y compris les entrées cachées (débutant par « . »), en utilisant un format d’affichage long</text:p>
      <text:p text:style-name="P6"/>
      <text:p text:style-name="P8"><text:span text:style-name="T8">ls -al /home/user</text:span></text:p>
      <text:p text:style-name="P11"/>
      <text:p text:style-name="P8">ls -al ~</text:p>
      <text:p text:style-name="P6"/>
      <text:p text:style-name="P6"/>
      <text:p text:style-name="P6"/>
      <text:p text:style-name="P7">Affichez le contenu du répertoire /var/log classé par date, c'est-à-dire du plus récent au plus ancien, en utilisant un format d’affichage long</text:p>
      <text:p text:style-name="P6"/>
      <text:p text:style-name="P8"><text:span text:style-name="T8">ls -lt /var/log</text:span></text:p>
      <text:p text:style-name="P11"/>
      <text:p text:style-name="P11"/>
      <text:p text:style-name="P11"/>
      <text:p text:style-name="P7">Affichez les fichiers dans le working directory en ajoutant un caractère (parmi « */=&gt;@| ») à chaque entrée de façon à les classer selon leur type, en utilisant un format d’affichage long</text:p>
      <text:p text:style-name="P6"/>
      <text:p text:style-name="P8">ls -lF</text:p>
      <text:p text:style-name="P6"/>
      <text:p text:style-name="P6"/>
      <text:p text:style-name="P6"/>
      <text:p text:style-name="P7">Affichez le contenu du répertoire /var/log classé par type d’extension, en utilisant un format d’affichage long</text:p>
      <text:p text:style-name="P6"/>
      <text:p text:style-name="P8">ls -lX /var/log</text:p>
      <text:p text:style-name="P6"/>
      <text:p text:style-name="P6"/>
      <text:p text:style-name="P6"/>
      <text:p text:style-name="P7">Affichez les fichiers dans le working directory classés par taille décroissante, en utilisant un format d’affichage long</text:p>
      <text:p text:style-name="P6"/>
      <text:p text:style-name="P8">ls -lS</text:p>
      <text:p text:style-name="P6"/>
      <text:p text:style-name="P6"/>
      <text:p text:style-name="P6"/>
      <text:p text:style-name="P7"><text:soft-page-break/>Visualisez les caractéristiques du fichier /etc/services</text:p>
      <text:p text:style-name="P6"/>
      <text:p text:style-name="P8">ls -l /etc/services</text:p>
      <text:p text:style-name="P6"/>
      <text:p text:style-name="P6"/>
      <text:p text:style-name="P6"/>
      <text:p text:style-name="P7">Visualisez les caractéristiques du fichier de commande /usr/bin/who</text:p>
      <text:p text:style-name="P6"/>
      <text:p text:style-name="P8">ls -l /usr/bin/who</text:p>
      <text:p text:style-name="P6"/>
      <text:p text:style-name="P6"/>
      <text:p text:style-name="P6"/>
      <text:p text:style-name="P7">Déconnectez-vous</text:p>
      <text:p text:style-name="P6"/>
      <text:p text:style-name="P8">exit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1</meta:editing-cycles>
    <meta:creation-date>2015-11-16T13:07:00</meta:creation-date>
    <dc:date>2015-11-16T13:08:00</dc:date>
    <meta:editing-duration>PT1M</meta:editing-duration>
    <meta:generator>LibreOffice/5.1.6.2.0$Linux_X86_64 LibreOffice_project/10$Build-2</meta:generator>
    <meta:document-statistic meta:table-count="0" meta:image-count="0" meta:object-count="0" meta:page-count="9" meta:paragraph-count="181" meta:word-count="1455" meta:character-count="8743" meta:non-whitespace-character-count="7220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